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Infectes</text:p>
          </table:table-cell>
        </table:table-row>
        <table:table-row table:style-name="ro1">
          <table:table-cell office:value-type="date" office:date-value="2020-02-24" calcext:value-type="date">
            <text:p>24/02/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2-25" calcext:value-type="date">
            <text:p>25/02/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2-26" calcext:value-type="date">
            <text:p>26/02/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2-27" calcext:value-type="date">
            <text:p>27/02/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2-28" calcext:value-type="date">
            <text:p>28/02/2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2-29" calcext:value-type="date">
            <text:p>29/02/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3-01" calcext:value-type="date">
            <text:p>01/03/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3-02" calcext:value-type="date">
            <text:p>02/03/2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3-04" calcext:value-type="date">
            <text:p>04/03/2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03-05" calcext:value-type="date">
            <text:p>05/03/20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888" calcext:value-type="float">
            <text:p>18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08:13:05.435000000</meta:creation-date>
    <dc:date>2020-03-11T08:15:50.801000000</dc:date>
    <meta:editing-duration>PT2M56S</meta:editing-duration>
    <meta:editing-cycles>1</meta:editing-cycles>
    <meta:document-statistic meta:table-count="1" meta:cell-count="34" meta:object-count="0"/>
    <meta:generator>LibreOffice/6.0.6.2$Windows_X86_64 LibreOffice_project/0c292870b25a325b5ed35f6b45599d2ea4458e77</meta:generator>
  </office:meta>
</office:document-meta>
</file>